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AF000001F40E9717B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544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subtitle">
      <style:graphic-properties draw:fill-color="#ffffff" fo:min-height="13.609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outline1">
      <style:graphic-properties fo:min-height="13.60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style:use-window-font-color="true"/>
    </style:style>
    <style:style style:name="P4" style:family="paragraph">
      <style:paragraph-properties fo:margin-left="1.2cm" fo:margin-right="0cm" fo:text-indent="-0.9cm"/>
      <style:text-properties style:use-window-font-color="true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text-properties style:use-window-font-color="true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" style:family="text">
      <style:text-properties style:use-window-font-color="true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style:use-window-font-color="true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3.609cm" svg:x="1.4cm" svg:y="5.039cm" presentation:class="subtitle" presentation:user-transformed="true">
          <draw:text-box>
            <text:p><text:span text:style-name="T1">Dealing with Different</text:span></text:p>
            <text:p><text:span text:style-name="T1">Devices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2">Objective: Minimal Redundancy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More code = more cost</text:span></text:p>
                <text:list>
                  <text:list-item>
                    <text:p text:style-name="P3"><text:span text:style-name="T3">More development time initially</text:span></text:p>
                  </text:list-item>
                  <text:list-item>
                    <text:p text:style-name="P3"><text:span text:style-name="T3">Greater odds of bugs</text:span></text:p>
                  </text:list-item>
                  <text:list-item>
                    <text:p text:style-name="P3"><text:span text:style-name="T3">More maintenance over time</text:span></text:p>
                  </text:list-item>
                </text:list>
              </text:list-item>
              <text:list-item>
                <text:p text:style-name="P3"><text:span text:style-name="T3">Aim for maximum targets with the least feasible c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2">Step #1: Identify Targets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Where Is Your App Really Going to be Used?</text:span></text:p>
                <text:list>
                  <text:list-item>
                    <text:p text:style-name="P3"><text:span text:style-name="T3">Outside of US? Small screens popular</text:span></text:p>
                  </text:list-item>
                  <text:list-item>
                    <text:p text:style-name="P3"><text:span text:style-name="T3">Heavily dependent on mobile data? Tablets less likely, TVs pretty much out</text:span></text:p>
                  </text:list-item>
                </text:list>
              </text:list-item>
              <text:list-item>
                <text:p text:style-name="P3"><text:span text:style-name="T3">Business-Focused Restrictions</text:span></text:p>
                <text:list>
                  <text:list-item>
                    <text:p text:style-name="P3"><text:span text:style-name="T3">Distribution partners (e.g., OEM deals)</text:span></text:p>
                  </text:list-item>
                  <text:list-item>
                    <text:p text:style-name="P3"><text:span text:style-name="T3">Enterprise require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2">Step #2: High-Level UX Design</text:p>
          </draw:text-box>
        </draw:frame>
        <draw:frame presentation:style-name="pr4" draw:text-style-name="P4" draw:layer="layout" svg:width="25.199cm" svg:height="13.863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What Are the Major Functions?</text:span></text:p>
                <text:list>
                  <text:list-item>
                    <text:p text:style-name="P3"><text:span text:style-name="T3">E.g., Gmail = labels, conversations, messages, composition</text:span></text:p>
                  </text:list-item>
                </text:list>
              </text:list-item>
              <text:list-item>
                <text:p text:style-name="P3"><text:span text:style-name="T3">How Are the Functions Delivered?</text:span></text:p>
                <text:list>
                  <text:list-item>
                    <text:p text:style-name="P3"><text:span text:style-name="T3">E.g., Gmail = one per screen on phones, combined on tablets</text:span></text:p>
                  </text:list-item>
                </text:list>
              </text:list-item>
              <text:list-item>
                <text:p text:style-name="P3"><text:span text:style-name="T3">What Functional Differences Are There?</text:span></text:p>
                <text:list>
                  <text:list-item>
                    <text:p text:style-name="P3"><text:span text:style-name="T3">E.g., something only on table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Step #3: ID Reusable Portions</text:p>
          </draw:text-box>
        </draw:frame>
        <draw:frame presentation:style-name="pr6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Where Are You Combining Things?</text:span></text:p>
                <text:list>
                  <text:list-item>
                    <text:p text:style-name="P3"><text:span text:style-name="T3">Tablet screen = combination of multiple phone screens</text:span></text:p>
                  </text:list-item>
                  <text:list-item>
                    <text:p text:style-name="P3"><text:span text:style-name="T3">Only min0r differences in functionality, look and fe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Step #4: Apply Fragments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3">Fragments in an MVC World</text:span></text:p>
                <text:list>
                  <text:list-item>
                    <text:p text:style-name="P3"><text:span text:style-name="T3">Models = POJOs, database+helper, whatever</text:span></text:p>
                  </text:list-item>
                  <text:list-item>
                    <text:p text:style-name="P3"><text:span text:style-name="T3">Views = widgets</text:span></text:p>
                  </text:list-item>
                  <text:list-item>
                    <text:p text:style-name="P3"><text:span text:style-name="T3">Controller = fragments</text:span></text:p>
                  </text:list-item>
                  <text:list-item>
                    <text:p text:style-name="P3"><text:span text:style-name="T3">Activities = orchest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tep #4: Apply Fragments</text:p>
          </draw:text-box>
        </draw:frame>
        <draw:custom-shape draw:style-name="gr2" draw:text-style-name="P7" xml:id="id4" draw:id="id4" draw:layer="layout" svg:width="8.89cm" svg:height="6.35cm" svg:x="5.016cm" svg:y="5.0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xml:id="id5" draw:id="id5" draw:layer="layout" svg:width="5.08cm" svg:height="6.35cm" svg:x="18.986cm" svg:y="5.0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xml:id="id1" draw:id="id1" draw:layer="layout" svg:width="5.08cm" svg:height="6.35cm" svg:x="5.016cm" svg:y="12.0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xml:id="id2" draw:id="id2" draw:layer="layout" svg:width="5.08cm" svg:height="6.35cm" svg:x="12.001cm" svg:y="12.0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xml:id="id3" draw:id="id3" draw:layer="layout" svg:width="5.08cm" svg:height="6.35cm" svg:x="18.986cm" svg:y="12.0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2.54cm" svg:height="2.54cm" svg:x="6.286cm" svg:y="7.621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.54cm" svg:height="2.54cm" svg:x="10.096cm" svg:y="7.621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.54cm" svg:height="2.54cm" svg:x="20.256cm" svg:y="7.621cm">
          <text:p text:style-name="P7">3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.54cm" svg:height="2.54cm" svg:x="6.286cm" svg:y="14.606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.54cm" svg:height="2.54cm" svg:x="13.271cm" svg:y="14.606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.54cm" svg:height="2.54cm" svg:x="20.256cm" svg:y="14.606cm">
          <text:p text:style-name="P7">3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401cm" svg:height="1.343cm" svg:x="7.256cm" svg:y="5.156cm">
          <draw:text-box>
            <text:p><text:span text:style-name="T4">Activity A</text:span></text:p>
          </draw:text-box>
        </draw:frame>
        <draw:frame draw:style-name="gr5" draw:text-style-name="P9" draw:layer="layout" svg:width="5.044cm" svg:height="1.343cm" svg:x="19.022cm" svg:y="5.156cm">
          <draw:text-box>
            <text:p text:style-name="P7"><text:span text:style-name="T4"><text:s/></text:span><text:span text:style-name="T4">Activity C</text:span></text:p>
          </draw:text-box>
        </draw:frame>
        <draw:frame draw:style-name="gr4" draw:text-style-name="P8" draw:layer="layout" svg:width="4.401cm" svg:height="1.343cm" svg:x="5.381cm" svg:y="12.066cm">
          <draw:text-box>
            <text:p><text:span text:style-name="T4">Activity A</text:span></text:p>
          </draw:text-box>
        </draw:frame>
        <draw:frame draw:style-name="gr5" draw:text-style-name="P9" draw:layer="layout" svg:width="5.044cm" svg:height="1.343cm" svg:x="19.022cm" svg:y="12.157cm">
          <draw:text-box>
            <text:p text:style-name="P7"><text:span text:style-name="T4"><text:s/></text:span><text:span text:style-name="T4">Activity C</text:span></text:p>
          </draw:text-box>
        </draw:frame>
        <draw:frame draw:style-name="gr4" draw:text-style-name="P8" draw:layer="layout" svg:width="4.401cm" svg:height="1.343cm" svg:x="12.382cm" svg:y="12.067cm">
          <draw:text-box>
            <text:p><text:span text:style-name="T4">Activity B</text:span></text:p>
          </draw:text-box>
        </draw:frame>
        <draw:frame draw:style-name="gr4" draw:text-style-name="P10" draw:layer="layout" svg:width="3.334cm" svg:height="1.5cm" svg:x="0.706cm" svg:y="7.374cm">
          <draw:text-box>
            <text:p text:style-name="P3"><text:span text:style-name="T5">Tablet</text:span></text:p>
          </draw:text-box>
        </draw:frame>
        <draw:frame draw:style-name="gr4" draw:text-style-name="P10" draw:layer="layout" svg:width="3.512cm" svg:height="1.5cm" svg:x="0.715cm" svg:y="14.606cm">
          <draw:text-box>
            <text:p text:style-name="P3"><text:span text:style-name="T5">Phone</text:span></text:p>
          </draw:text-box>
        </draw:frame>
        <draw:connector draw:style-name="gr6" draw:text-style-name="P7" draw:layer="layout" svg:x1="10.096cm" svg:y1="15.241cm" svg:x2="12.001cm" svg:y2="15.241cm" draw:start-shape="id1" draw:start-glue-point="1" draw:end-shape="id2" svg:d="m10096 15241h1905">
          <text:p/>
        </draw:connector>
        <draw:connector draw:style-name="gr6" draw:text-style-name="P7" draw:layer="layout" draw:line-skew="0.767cm" svg:x1="7.556cm" svg:y1="18.416cm" svg:x2="21.526cm" svg:y2="18.416cm" draw:start-shape="id1" draw:start-glue-point="2" draw:end-shape="id3" svg:d="m7556 18416v1269h13970v-1269">
          <text:p/>
        </draw:connector>
        <draw:connector draw:style-name="gr6" draw:text-style-name="P7" draw:layer="layout" svg:x1="13.906cm" svg:y1="8.256cm" svg:x2="18.986cm" svg:y2="8.256cm" draw:start-shape="id4" draw:start-glue-point="1" draw:end-shape="id5" svg:d="m13906 8256h5080">
          <text:p/>
        </draw:connecto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tep #4: Apply Fragments</text:p>
          </draw:text-box>
        </draw:frame>
        <draw:frame presentation:style-name="pr6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Orchestration via Listeners</text:span></text:p>
                <text:list>
                  <text:list-item>
                    <text:p text:style-name="P3"><text:span text:style-name="T3">Define interface for the event listener</text:span></text:p>
                  </text:list-item>
                  <text:list-item>
                    <text:p text:style-name="P3"><text:span text:style-name="T3">Activity supplies implementation to fragment</text:span></text:p>
                  </text:list-item>
                  <text:list-item>
                    <text:p text:style-name="P3"><text:span text:style-name="T3">Fragment calls listener methods as needed</text:span></text:p>
                  </text:list-item>
                  <text:list-item>
                    <text:p text:style-name="P3"><text:span text:style-name="T3">Activity responds</text:span></text:p>
                    <text:list>
                      <text:list-item>
                        <text:p text:style-name="P3"><text:span text:style-name="T3">Dynamic fragment or reconfigure existing</text:span><text:span text:style-name="T3"><text:line-break/></text:span><text:span text:style-name="T3">fragment</text:span></text:p>
                      </text:list-item>
                      <text:list-item>
                        <text:p text:style-name="P3"><text:span text:style-name="T3">Start an activit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tep #4: Apply Fragments</text:p>
          </draw:text-box>
        </draw:frame>
        <draw:frame presentation:style-name="pr6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Hoped-For Outcomes</text:span></text:p>
                <text:list>
                  <text:list-item>
                    <text:p text:style-name="P3"><text:span text:style-name="T3">Fragments directly usable in all screen sizes</text:span></text:p>
                    <text:list>
                      <text:list-item>
                        <text:p text:style-name="P3"><text:span text:style-name="T3">1 per activity in small/normal screens</text:span></text:p>
                      </text:list-item>
                      <text:list-item>
                        <text:p text:style-name="P3"><text:span text:style-name="T3">1+ per activity in large/xlarge screens</text:span></text:p>
                      </text:list-item>
                      <text:list-item>
                        <text:p text:style-name="P3"><text:span text:style-name="T3">Fragment implementations oblivious to where other fragments reside</text:span></text:p>
                      </text:list-item>
                    </text:list>
                  </text:list-item>
                  <text:list-item>
                    <text:p text:style-name="P3"><text:span text:style-name="T3">Views and models unaffec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tep #5: Tactical Considerations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3">Use density-independent dimensions</text:span></text:p>
              </text:list-item>
              <text:list-item>
                <text:p text:style-name="P3"><text:span text:style-name="T3">Use stretchable graphics</text:span></text:p>
                <text:list>
                  <text:list-item>
                    <text:p text:style-name="P3"><text:span text:style-name="T3">ShapeDrawable</text:span></text:p>
                  </text:list-item>
                  <text:list-item>
                    <text:p text:style-name="P3"><text:span text:style-name="T3">Nine-patch PNGs</text:span></text:p>
                  </text:list-item>
                  <text:list-item>
                    <text:p text:style-name="P3"><text:span text:style-name="T3">SVG (via add-on librar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tep #5: Tactical Considerations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3">Tell Android where whitespace goes</text:span></text:p>
                <text:list>
                  <text:list-item>
                    <text:p text:style-name="P3"><text:span text:style-name="T3">LinearLayout and android:layout_weight</text:span></text:p>
                  </text:list-item>
                  <text:list-item>
                    <text:p text:style-name="P3"><text:span text:style-name="T3">TableLayout and android:stretchColumns</text:span></text:p>
                  </text:list-item>
                  <text:list-item>
                    <text:p text:style-name="P3"><text:span text:style-name="T3">RelativeLayout and wise choice of rules</text:span></text:p>
                    <text:list>
                      <text:list-item>
                        <text:p text:style-name="P3"><text:span text:style-name="T3">Get graphics designer to design with rules in mind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tep #5: Tactical Considerations</text:p>
          </draw:text-box>
        </draw:frame>
        <draw:frame presentation:style-name="pr6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Resource Set Strategy</text:span></text:p>
                <text:list>
                  <text:list-item>
                    <text:p text:style-name="P3"><text:span text:style-name="T3">Drawables by Density</text:span></text:p>
                    <text:list>
                      <text:list-item>
                        <text:p text:style-name="P3"><text:span text:style-name="T3">Want image to stay roughly the same size</text:span></text:p>
                      </text:list-item>
                    </text:list>
                  </text:list-item>
                  <text:list-item>
                    <text:p text:style-name="P3"><text:span text:style-name="T3">Layout by Screen Size</text:span></text:p>
                    <text:list>
                      <text:list-item>
                        <text:p text:style-name="P3"><text:span text:style-name="T3">Apply appropriate fragments, sized and positioned as needed</text:span></text:p>
                      </text:list-item>
                    </text:list>
                  </text:list-item>
                  <text:list-item>
                    <text:p text:style-name="P3"><text:span text:style-name="T3">Values by Density (dimensions)</text:span></text:p>
                  </text:list-item>
                  <text:list-item>
                    <text:p text:style-name="P3"><text:span text:style-name="T3">New in 3.2: minimum resolution resource se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tep #5: Tactical Considerations</text:p>
          </draw:text-box>
        </draw:frame>
        <draw:frame presentation:style-name="pr6" draw:text-style-name="P3" draw:layer="layout" svg:width="25.199cm" svg:height="14.603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API Versions and Backwards Compatibility</text:span></text:p>
                <text:list>
                  <text:list-item>
                    <text:p text:style-name="P3"><text:span text:style-name="T3">Class Detection</text:span></text:p>
                  </text:list-item>
                  <text:list-item>
                    <text:p text:style-name="P3"><text:span text:style-name="T3">Reflection</text:span></text:p>
                  </text:list-item>
                  <text:list-item>
                    <text:p text:style-name="P3"><text:span text:style-name="T3">Conditional Class Loading</text:span></text:p>
                    <text:list>
                      <text:list-item>
                        <text:p text:style-name="P3"><text:span text:style-name="T3">Newer API only</text:span></text:p>
                      </text:list-item>
                      <text:list-item>
                        <text:p text:style-name="P3"><text:span text:style-name="T3">Abstract class and multiple API concrete implementations</text:span></text:p>
                      </text:list-item>
                    </text:list>
                  </text:list-item>
                  <text:list-item>
                    <text:p text:style-name="P3"><text:span text:style-name="T3">Why? For other tablet features</text:span></text:p>
                    <text:list>
                      <text:list-item>
                        <text:p text:style-name="P3"><text:span text:style-name="T3">E.g., work with action ba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tep #6: Testing</text:p>
          </draw:text-box>
        </draw:frame>
        <draw:frame presentation:style-name="pr6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Emulators</text:span></text:p>
              </text:list-item>
              <text:list-item>
                <text:p text:style-name="P3"><text:span text:style-name="T3">Devices</text:span></text:p>
                <text:list>
                  <text:list-item>
                    <text:p text:style-name="P3"><text:span text:style-name="T3">Owned</text:span></text:p>
                  </text:list-item>
                  <text:list-item>
                    <text:p text:style-name="P3"><text:span text:style-name="T3">Loaned (e.g., user group events, device labs at conferences)</text:span></text:p>
                  </text:list-item>
                  <text:list-item>
                    <text:p text:style-name="P3"><text:span text:style-name="T3">DeviceAnywhere and similar services</text:span></text:p>
                  </text:list-item>
                  <text:list-item>
                    <text:p text:style-name="P3"><text:span text:style-name="T3">Controlled beta test rele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Alternative #1: Market Filtering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3">Upload Multiple APKs</text:span></text:p>
                <text:list>
                  <text:list-item>
                    <text:p text:style-name="P3"><text:span text:style-name="T3">Each targeting a different device spec</text:span></text:p>
                  </text:list-item>
                </text:list>
              </text:list-item>
              <text:list-item>
                <text:p text:style-name="P3"><text:span text:style-name="T3">Apply Market Filters</text:span></text:p>
                <text:list>
                  <text:list-item>
                    <text:p text:style-name="P3"><text:span text:style-name="T3">APKs only delivered to devices on which it should 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Alternative #2: Manifest Filtering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3">&lt;compatible-screens&gt;</text:span></text:p>
              </text:list-item>
              <text:list-item>
                <text:p text:style-name="P3"><text:span text:style-name="T3">&lt;supports-screens&gt;</text:span></text:p>
              </text:list-item>
              <text:list-item>
                <text:p text:style-name="P3"><text:span text:style-name="T3">&lt;uses-configuration&gt;</text:span></text:p>
              </text:list-item>
              <text:list-item>
                <text:p text:style-name="P3"><text:span text:style-name="T3">&lt;uses-feature&gt;</text:span></text:p>
              </text:list-item>
              <text:list-item>
                <text:p text:style-name="P3"><text:span text:style-name="T3">&lt;uses-sdk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Alternative #3: HTML5</text:p>
          </draw:text-box>
        </draw:frame>
        <draw:frame presentation:style-name="pr6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3">Detect window size or user agent, use appropriate formatting</text:span></text:p>
                <text:list>
                  <text:list-item>
                    <text:p text:style-name="P3"><text:span text:style-name="T3">Screen density can be a challenge</text:span></text:p>
                  </text:list-item>
                </text:list>
              </text:list-item>
              <text:list-item>
                <text:p text:style-name="P3"><text:span text:style-name="T3">Use PhoneGap to convert into installable APK</text:span></text:p>
              </text:list-item>
              <text:list-item>
                <text:p text:style-name="P3"><text:span text:style-name="T3">Bonus: cross-platform</text:span></text:p>
              </text:list-item>
              <text:list-item>
                <text:p text:style-name="P3"><text:span text:style-name="T3">Cons: limited device integration, “non-native” fee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gradient" draw:fill-gradient-name="Gradient_20_Androi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508cm" svg:height="1.296cm" svg:x="0.991cm" svg:y="0.991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08cm" svg:height="1.296cm" svg:x="12.089cm" svg:y="0.991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08cm" svg:height="1.296cm" svg:x="0.991cm" svg:y="25.65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08cm" svg:height="1.296cm" svg:x="12.089cm" svg:y="25.65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303cm" svg:height="6.227cm" svg:x="1.991cm" svg:y="3.401cm"/>
      <draw:page-thumbnail draw:layer="backgroundobjects" svg:width="8.303cm" svg:height="6.227cm" svg:x="1.991cm" svg:y="10.855cm"/>
      <draw:page-thumbnail draw:layer="backgroundobjects" svg:width="8.303cm" svg:height="6.227cm" svg:x="1.991cm" svg:y="18.309cm"/>
      <draw:page-thumbnail draw:layer="backgroundobjects" svg:width="8.303cm" svg:height="6.227cm" svg:x="11.295cm" svg:y="3.401cm"/>
      <draw:page-thumbnail draw:layer="backgroundobjects" svg:width="8.303cm" svg:height="6.227cm" svg:x="11.295cm" svg:y="10.855cm"/>
      <draw:page-thumbnail draw:layer="backgroundobjects" svg:width="8.303cm" svg:height="6.227cm" svg:x="11.295cm" svg:y="18.309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4cm" svg:y="0.8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initial-creator>Mark Murphy</meta:initial-creator>
    <meta:creation-date>2009-04-12T20:20:58</meta:creation-date>
    <dc:date>2011-08-18T18:50:38</dc:date>
    <meta:editing-cycles>187</meta:editing-cycles>
    <meta:editing-duration>PT12H30M43S</meta:editing-duration>
    <meta:print-date>2011-08-18T18:50:33</meta:print-date>
    <dc:creator>Mark Murphy</dc:creator>
    <meta:printed-by>Mark Murphy</meta:printed-by>
    <meta:document-statistic meta:object-count="109"/>
    <meta:user-defined meta:name="Info 1"/>
    <meta:user-defined meta:name="Info 2"/>
    <meta:user-defined meta:name="Info 3"/>
    <meta:user-defined meta:name="Info 4"/>
  </office:meta>
</office:document-meta>
</file>